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US" style:font-size-asian="11pt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officeooo:rsid="00091bcd" officeooo:paragraph-rsid="00091bcd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officeooo:rsid="000a9878" officeooo:paragraph-rsid="000a9878"/>
    </style:style>
    <style:style style:name="T1" style:family="text">
      <style:text-properties style:font-name="Calibri" fo:font-size="11pt" fo:language="en" fo:country="US" style:font-size-asian="11pt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ora Insincere Questions Classification Reference Articles:</text:span></text:p>
      <text:p text:style-name="P2"/>
      <text:p text:style-name="P1"><text:span text:style-name="T1">Text Preprocessing for Deep Learning:</text:span></text:p>
      <text:p text:style-name="P1"><text:a xlink:type="simple" xlink:href="https://towardsdatascience.com/nlp-learning-series-part-1-text-preprocessing-methods-for-deep-learning-20085601684b" text:style-name="Default_20_Style" text:visited-style-name="Default_20_Style"><text:span text:style-name="T1">https://towardsdatascience.com/nlp-learning-series-part-1-text-preprocessing-methods-for-deep-learning-20085601684b</text:span></text:a></text:p>
      <text:p text:style-name="P2"/>
      <text:p text:style-name="P1"><text:span text:style-name="T1">Concrete NLP Tutorial:</text:span></text:p>
      <text:p text:style-name="P1"><text:a xlink:type="simple" xlink:href="https://github.com/hundredblocks/concrete_NLP_tutorial/blob/master/NLP_notebook.ipynb" text:style-name="Default_20_Style" text:visited-style-name="Default_20_Style"><text:span text:style-name="T1">https://github.com/hundredblocks/concrete_NLP_tutorial/blob/master/NLP_notebook.ipynb</text:span></text:a></text:p>
      <text:p text:style-name="P2"/>
      <text:p text:style-name="P1"><text:span text:style-name="T1">Approaching any NLP problem:</text:span></text:p>
      <text:p text:style-name="P1"><text:a xlink:type="simple" xlink:href="https://www.kaggle.com/code/abhishek/approaching-almost-any-nlp-problem-on-kaggle/notebook" text:style-name="Default_20_Style" text:visited-style-name="Default_20_Style"><text:span text:style-name="T1">https://www.kaggle.com/code/abhishek/approaching-almost-any-nlp-problem-on-kaggle/notebook</text:span></text:a></text:p>
      <text:p text:style-name="P2"/>
      <text:p text:style-name="P1"><text:span text:style-name="T1">Preprocessing when using embeddings:</text:span></text:p>
      <text:p text:style-name="P1"><text:a xlink:type="simple" xlink:href="https://www.kaggle.com/code/christofhenkel/how-to-preprocessing-when-using-embeddings/notebook" text:style-name="Default_20_Style" text:visited-style-name="Default_20_Style"><text:span text:style-name="T1">https://www.kaggle.com/code/christofhenkel/how-to-preprocessing-when-using-embeddings/notebook</text:span></text:a></text:p>
      <text:p text:style-name="P2"/>
      <text:p text:style-name="P1"><text:span text:style-name="T1">Preprocessing when using Glove Embeddings:</text:span></text:p>
      <text:p text:style-name="P1"><text:a xlink:type="simple" xlink:href="https://www.kaggle.com/code/christofhenkel/how-to-preprocessing-for-glove-part1-eda/notebook" text:style-name="Internet_20_link" text:visited-style-name="Visited_20_Internet_20_Link"><text:span text:style-name="T1">https://www.kaggle.com/code/christofhenkel/how-to-preprocessing-for-glove-part1-eda/notebook</text:span></text:a></text:p>
      <text:p text:style-name="P1"><text:span text:style-name="T1"/></text:p>
      <text:p text:style-name="P3"><text:span text:style-name="T1">Tokenization and Word Embedding Comoatibility</text:span></text:p>
      <text:p text:style-name="P3"><text:a xlink:type="simple" xlink:href="https://www.kaggle.com/code/alhalimi/tokenization-and-word-embedding-compatibility/notebook" text:style-name="Internet_20_link" text:visited-style-name="Visited_20_Internet_20_Link"><text:span text:style-name="T1">https://www.kaggle.com/code/alhalimi/tokenization-and-word-embedding-compatibility/notebook</text:span></text:a></text:p>
      <text:p text:style-name="P3"><text:span text:style-name="T1"/></text:p>
      <text:p text:style-name="P4"><text:span text:style-name="T1">S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9T17:55:34.920000000</dc:date>
    <meta:editing-duration>PT28M29S</meta:editing-duration>
    <meta:editing-cycles>1</meta:editing-cycles>
    <meta:document-statistic meta:table-count="0" meta:image-count="0" meta:object-count="0" meta:page-count="1" meta:paragraph-count="14" meta:word-count="39" meta:character-count="838" meta:non-whitespace-character-count="813"/>
    <meta:generator>LibreOffice/7.3.4.2$Windows_X86_64 LibreOffice_project/728fec16bd5f605073805c3c9e7c4212a0120dc5</meta:generator>
  </office:meta>
</office:document-meta>
</file>